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8">
      <style:paragraph-properties fo:text-align="start" style:justify-single-word="false"/>
    </style:style>
    <style:style style:name="P6" style:family="paragraph" style:parent-style-name="Standard" style:list-style-name="L14">
      <style:paragraph-properties fo:text-align="start" style:justify-single-word="false"/>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p>
      <text:p text:style-name="P1"/>
      <text:p text:style-name="P1">Sommaire </text:p>
      <text:p text:style-name="P1"/>
      <text:list xml:id="list4652012410336245842" text:style-name="L1">
        <text:list-item>
          <text:list>
            <text:list-item>
              <text:p text:style-name="P4">Présentation du projet</text:p>
            </text:list-item>
            <text:list-item>
              <text:p text:style-name="P4">Description des pages du site </text:p>
            </text:list-item>
            <text:list-item>
              <text:p text:style-name="P4">Les objectifs</text:p>
            </text:list-item>
            <text:list-item>
              <text:p text:style-name="P4">Les Contraintes</text:p>
            </text:list-item>
            <text:list-item>
              <text:p text:style-name="P4">Les cas d'utilisation</text:p>
            </text:list-item>
          </text:list>
        </text:list-item>
      </text:list>
      <text:p text:style-name="P2"/>
      <text:list xml:id="list30404494" text:continue-list="list4652012410336245842" text:style-name="L1">
        <text:list-item text:start-value="1">
          <text:p text:style-name="P4">Description du projet</text:p>
          <text:p text:style-name="P4"/>
        </text:list-item>
      </text:list>
      <text:p text:style-name="P2">Un site a été demandé par le consulat de Taiwan, il comportera les pages:</text:p>
      <text:list xml:id="list2501386134148533723" text:style-name="L2">
        <text:list-item>
          <text:p text:style-name="P7">Présentation du pays, qui présentera en globalité le pays,</text:p>
        </text:list-item>
      </text:list>
      <text:list xml:id="list7012937092893532032" text:style-name="L3">
        <text:list-item>
          <text:p text:style-name="P8">Création de compte, il permettra aux utilisateurs de se créer un compte,</text:p>
        </text:list-item>
      </text:list>
      <text:list xml:id="list7623419131443669450" text:style-name="L4">
        <text:list-item>
          <text:p text:style-name="P9">Mon profil pour voir son profil, l'état d'avancement des procédures administratives,</text:p>
        </text:list-item>
      </text:list>
      <text:list xml:id="list1023860944070367114" text:style-name="L5">
        <text:list-item>
          <text:p text:style-name="P10">Demande de visa,</text:p>
        </text:list-item>
      </text:list>
      <text:list xml:id="list1202182435865071873" text:style-name="L6">
        <text:list-item>
          <text:p text:style-name="P11">Presse, </text:p>
        </text:list-item>
      </text:list>
      <text:list xml:id="list8938502526294199025" text:style-name="L7">
        <text:list-item>
          <text:p text:style-name="P12">Formulaire de contact pour participer à une loterie,</text:p>
        </text:list-item>
      </text:list>
      <text:list xml:id="list7379913749721542970" text:style-name="L8">
        <text:list-item>
          <text:p text:style-name="P5">Culture, qui présentera la culture du pays,</text:p>
          <text:p text:style-name="P5"/>
        </text:list-item>
      </text:list>
      <text:list xml:id="list30385528" text:continue-list="list30404494" text:style-name="L1">
        <text:list-item>
          <text:p text:style-name="P4">Description des pages du site </text:p>
        </text:list-item>
      </text:list>
      <text:p text:style-name="P2"/>
      <text:p text:style-name="P2">La page « Présentation du pays » permettra de parler du pays, il spécifiera:</text:p>
      <text:list xml:id="list7852153026318295186" text:style-name="L9">
        <text:list-item>
          <text:p text:style-name="P13">la population,</text:p>
        </text:list-item>
        <text:list-item>
          <text:p text:style-name="P13">sa/ses langue/s,</text:p>
        </text:list-item>
        <text:list-item>
          <text:p text:style-name="P13">les principales villes,</text:p>
        </text:list-item>
        <text:list-item>
          <text:p text:style-name="P13">sa politique,</text:p>
          <text:p text:style-name="P13"><text:s/></text:p>
        </text:list-item>
      </text:list>
      <text:p text:style-name="Standard">Y compris des caractéristiques du territoire:</text:p>
      <text:list xml:id="list6750972634811796297" text:style-name="L10">
        <text:list-item>
          <text:p text:style-name="P14">sa superficie, </text:p>
        </text:list-item>
        <text:list-item>
          <text:p text:style-name="P14">ses fleuves, </text:p>
        </text:list-item>
        <text:list-item>
          <text:p text:style-name="P14">ses régions, </text:p>
          <text:p text:style-name="P14"/>
        </text:list-item>
      </text:list>
      <text:p text:style-name="Standard">La page « Création de compte » permettra aux utilisateurs de se créer un compte auprès du consulat de Taiwan. </text:p>
      <text:p text:style-name="Standard">Pour pouvoir se créer un compte, l'utilisateur devra y renseigner des informations tel que :</text:p>
      <text:list xml:id="list7819683734317226592" text:style-name="L11">
        <text:list-item>
          <text:p text:style-name="P15">nom, prénom, </text:p>
        </text:list-item>
        <text:list-item>
          <text:p text:style-name="P15">mail, adresse postale, numéro de téléphone,</text:p>
        </text:list-item>
        <text:list-item>
          <text:p text:style-name="P15">nationalité, numéro de passeport (infos sur le passeport), </text:p>
        </text:list-item>
        <text:list-item>
          <text:p text:style-name="P15">s'il détient un visa, sa date de validation, d'expiration, de création, </text:p>
        </text:list-item>
        <text:list-item>
          <text:p text:style-name="P15">statut de sa demande de visa s'il en a fait une,</text:p>
        </text:list-item>
        <text:list-item>
          <text:p text:style-name="P15">numéro de carte bleue.</text:p>
        </text:list-item>
      </text:list>
      <text:p text:style-name="Standard"><text:s/></text:p>
      <text:p text:style-name="Standard">Une fois authentifié, les utilisateurs pourront visualiser sur la page « Mon profil », ou modifier leurs profil personnels, voir l'avancement sur leur demande de visa, s'il y a une en cours.</text:p>
      <text:p text:style-name="Standard"/>
      <text:p text:style-name="Standard">La page « demande de visa » <text:s/>servira aux utilisateurs à faire une demande de visa auprès du pays. Pour cela, ils devront <text:s/>déposer une photo d'identité et un passeport de type image.</text:p>
      <text:p text:style-name="Standard"/>
      <text:p text:style-name="Standard">La page « presse » <text:s/>présentera l'actualité du pays, les faits divers, la météo.</text:p>
      <text:p text:style-name="Standard"><text:soft-page-break/>La page « culture » présentera la culture du pays, aussi bien en terme sportif, gastronomique, musical, site touristique...</text:p>
      <text:p text:style-name="P2">La page formulaire de contact servira </text:p>
      <text:p text:style-name="P2"/>
      <text:list xml:id="list30384428" text:continue-list="list30385528" text:style-name="L1">
        <text:list-item>
          <text:p text:style-name="P4">Les objectifs</text:p>
        </text:list-item>
      </text:list>
      <text:p text:style-name="P2"/>
      <text:p text:style-name="P2">L'objectif de ce site est d'être une refonte du site du consulat de Taiwan, il a pour but de remplacer ce dernier dans un futur proche.</text:p>
      <text:p text:style-name="P2">De plus, il permettra de rendre plus accessible la culture chinoise à toute personne sur terre ayant accès à internet à travers ce site. Ils pourront y compris accéder à une présentation de la Taiwan et à la presse du pays.</text:p>
      <text:p text:style-name="P2">Enfin, les personnes qui le souhaitent pourront aussi demander un visa par le biais de ce site.</text:p>
      <text:p text:style-name="P2"/>
      <text:list xml:id="list30402931" text:continue-numbering="true" text:style-name="L1">
        <text:list-item>
          <text:p text:style-name="P4">Les contraintes</text:p>
        </text:list-item>
      </text:list>
      <text:p text:style-name="P2"/>
      <text:list xml:id="list1883878680905637001" text:style-name="L14">
        <text:list-item>
          <text:p text:style-name="P16">Les pages <text:s/>« Formulaire de contact » et « Profil utilisateur » seront inaccessibles pour toutes personnes qui ne se seraient pas identifié sur le site,</text:p>
        </text:list-item>
        <text:list-item>
          <text:p text:style-name="P16">Le site sera entièrement responsive, il pourra ainsi être affiché sur toutes sortes de plate-forme,</text:p>
        </text:list-item>
        <text:list-item>
          <text:p text:style-name="P16">Seul ceux qui ont un compte auprès du site peuvent prétendre à demander le visa, ou encore participer à la loterie, </text:p>
        </text:list-item>
        <text:list-item>
          <text:p text:style-name="P16">Des animations seront visibles pour rendre le site plus attrayant,</text:p>
        </text:list-item>
        <text:list-item>
          <text:p text:style-name="P16">La création d'un compte ne sera possible qu'à partir du moment où l'utilisateur aura rempli tout les champs, </text:p>
        </text:list-item>
        <text:list-item>
          <text:p text:style-name="P16">Une base de donnée sera créée afin de stocker les informations de chaque utilisateurs,</text:p>
        </text:list-item>
        <text:list-item>
          <text:p text:style-name="P16">Le site sera fluide et rapide pour éviter que les utilisateurs ne s'impatiente lors du chargement des pages, </text:p>
        </text:list-item>
        <text:list-item>
          <text:p text:style-name="P16">Pour présenter le pays, <text:s/>la page « Présentation du pays » présentera des photos et des vidéos.</text:p>
        </text:list-item>
        <text:list-item>
          <text:p text:style-name="P16">La loterie doit se passer toutes les 2 semaines, le nominé obtiendra d'office le visa du pays, rendant ainsi inutile sa demande visa, s'il en a enclenché une. La liste des participants à la loterie ne se réinitialisera pas d'une loterie à une autre,</text:p>
        </text:list-item>
        <text:list-item>
          <text:p text:style-name="P6">Le compte utilisateurs leurs permettra ensuite de faire une demande de visa, d'accéder à des pages jusqu'alors inaccessible, des documents PDF seront <text:s/>disponibles concernant l'utilisateur.</text:p>
          <text:p text:style-name="P6"/>
        </text:list-item>
      </text:list>
      <text:list xml:id="list30401401" text:continue-list="list30402931" text:style-name="L1">
        <text:list-item>
          <text:p text:style-name="P4">Les cas d'utilisation</text:p>
        </text:list-item>
      </text:list>
      <text:p text:style-name="Standard"/>
      <text:p text:style-name="Standard">Le logo placé en tête de chaque page du site est un raccourci pour la page « Présentation du pays ».</text:p>
      <text:p text:style-name="Standard">Le menu pourra amener l'utilisateur aux pages du site qu'il aura accès en fonction de s'il est authentifié sur le site.</text:p>
      <text:p text:style-name="Standard">Les diverses vidéos sur le site proviendront de Youtube ou Dailymotion, <text:s/></text:p>
      <text:p text:style-name="Standard">Pour que le compte puisse être créé, il faut que les informations renseignées par l'utilisateur répondent à des critères :</text:p>
      <text:list xml:id="list3462510055683456904" text:style-name="L16">
        <text:list-item>
          <text:p text:style-name="P18">une adresse email a une syntaxe particulière, l'utilisateur doit absolument renseigner une adresse email valide,</text:p>
        </text:list-item>
        <text:list-item>
          <text:p text:style-name="P18">un seul compte peut être créé par adresse email sur ce site, ainsi, si l'email renseigné est déjà connu de la base de données, la création du compte sera refusée,</text:p>
        </text:list-item>
      </text:list>
      <text:list xml:id="list7257618919872755891" text:style-name="L15">
        <text:list-item>
          <text:p text:style-name="P17">le mot de passe donné par l'utilisateur doit être assez complexe pour éviter que quelqu'un ne vole son compte, donc le mot de passe devra être d'une longueur d'au moins 16 caractères, contenir au moins une majuscule et un caractère spéciale, </text:p>
        </text:list-item>
        <text:list-item>
          <text:p text:style-name="P17">le mot de passe donné par l'utilisateur aux champs « Veuillez renseigner un mot de passe » <text:soft-page-break/>doit être le même qu'au champs « Veuillez confirmer le mot de passe »,</text:p>
        </text:list-item>
      </text:list>
      <text:p text:style-name="Standard"/>
      <text:p text:style-name="Standard">La demande de passeport est validée en fonction des informations renseignées par l'utilisateur :</text:p>
      <text:list xml:id="list8858381198444635686" text:style-name="L17">
        <text:list-item>
          <text:p text:style-name="P19">Le type des fichiers données par l'utilisateur doit être du JPEG ou PNG,</text:p>
        </text:list-item>
        <text:list-item>
          <text:p text:style-name="P19">Une nationalité doit obligatoirement être renseignée, </text:p>
        </text:list-item>
        <text:list-item>
          <text:p text:style-name="P19">Une demande de passeport ne peut être demandée qu'une seule fois, si un utilisateur fait la demande de passeport plus d'une fois, ces autres tentatives seront refusée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1T16:30:05.06</meta:creation-date>
    <dc:date>2024-10-18T10:14:19.69</dc:date>
    <meta:editing-duration>PT13H54M24S</meta:editing-duration>
    <meta:editing-cycles>19</meta:editing-cycles>
    <meta:generator>OpenOffice/4.1.15$Win32 OpenOffice.org_project/4115m2$Build-9813</meta:generator>
    <meta:document-statistic meta:table-count="0" meta:image-count="0" meta:object-count="0" meta:page-count="3" meta:paragraph-count="69" meta:word-count="905" meta:character-count="5206"/>
  </office:meta>
</office:document-meta>
</file>